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 style:list-style-name="L1">
      <style:text-properties fo:font-size="18pt" officeooo:paragraph-rsid="0003541f" style:font-size-asian="18pt" style:font-size-complex="18pt"/>
    </style:style>
    <style:style style:name="P4" style:family="paragraph" style:parent-style-name="Text_20_body" style:list-style-name="L2">
      <style:text-properties fo:font-size="18pt" officeooo:paragraph-rsid="0003541f" style:font-size-asian="18pt" style:font-size-complex="18pt"/>
    </style:style>
    <style:style style:name="P5" style:family="paragraph" style:parent-style-name="Text_20_body" style:list-style-name="L3">
      <style:text-properties fo:font-size="18pt" officeooo:paragraph-rsid="0003541f" style:font-size-asian="18pt" style:font-size-complex="18pt"/>
    </style:style>
    <style:style style:name="P6" style:family="paragraph" style:parent-style-name="Text_20_body" style:list-style-name="L4">
      <style:text-properties fo:font-size="18pt" officeooo:paragraph-rsid="0003541f" style:font-size-asian="18pt" style:font-size-complex="18pt"/>
    </style:style>
    <style:style style:name="P7" style:family="paragraph" style:parent-style-name="Text_20_body" style:list-style-name="L5">
      <style:text-properties fo:font-size="18pt" style:font-size-asian="18pt" style:font-size-complex="18pt"/>
    </style:style>
    <style:style style:name="P8" style:family="paragraph" style:parent-style-name="Text_20_body" style:list-style-name="L5">
      <style:text-properties fo:font-size="18pt" officeooo:paragraph-rsid="0003541f" style:font-size-asian="18pt" style:font-size-complex="18pt"/>
    </style:style>
    <style:style style:name="P9" style:family="paragraph" style:parent-style-name="Text_20_body" style:list-style-name="L6">
      <style:text-properties fo:font-size="18pt" officeooo:paragraph-rsid="0003541f" style:font-size-asian="18pt" style:font-size-complex="18pt"/>
    </style:style>
    <style:style style:name="P10" style:family="paragraph" style:parent-style-name="Text_20_body" style:list-style-name="L8">
      <style:text-properties fo:font-size="18pt" officeooo:paragraph-rsid="0003541f" style:font-size-asian="18pt" style:font-size-complex="18pt"/>
    </style:style>
    <style:style style:name="P11" style:family="paragraph" style:parent-style-name="Text_20_body" style:list-style-name="L9">
      <style:text-properties fo:font-size="18pt" officeooo:paragraph-rsid="0003541f" style:font-size-asian="18pt" style:font-size-complex="18pt"/>
    </style:style>
    <style:style style:name="P12" style:family="paragraph" style:parent-style-name="Text_20_body" style:list-style-name="L10">
      <style:text-properties fo:font-size="18pt" officeooo:paragraph-rsid="0003541f" style:font-size-asian="18pt" style:font-size-complex="18pt"/>
    </style:style>
    <style:style style:name="P13" style:family="paragraph" style:parent-style-name="Text_20_body" style:list-style-name="L11">
      <style:text-properties fo:font-size="18pt" officeooo:paragraph-rsid="0003541f" style:font-size-asian="18pt" style:font-size-complex="18pt"/>
    </style:style>
    <style:style style:name="P14" style:family="paragraph" style:parent-style-name="Text_20_body" style:list-style-name="L12">
      <style:text-properties fo:font-size="18pt" officeooo:paragraph-rsid="0003541f" style:font-size-asian="18pt" style:font-size-complex="18pt"/>
    </style:style>
    <style:style style:name="P15" style:family="paragraph" style:parent-style-name="Text_20_body" style:list-style-name="L13">
      <style:text-properties fo:font-size="18pt" officeooo:paragraph-rsid="0003541f" style:font-size-asian="18pt" style:font-size-complex="18pt"/>
    </style:style>
    <style:style style:name="P16" style:family="paragraph" style:parent-style-name="Text_20_body" style:list-style-name="L14">
      <style:text-properties fo:font-size="18pt" officeooo:paragraph-rsid="0003541f" style:font-size-asian="18pt" style:font-size-complex="18pt"/>
    </style:style>
    <style:style style:name="P17" style:family="paragraph" style:parent-style-name="Text_20_body" style:list-style-name="L15">
      <style:text-properties fo:font-size="18pt" officeooo:paragraph-rsid="0003541f" style:font-size-asian="18pt" style:font-size-complex="18pt"/>
    </style:style>
    <style:style style:name="P18" style:family="paragraph" style:parent-style-name="Text_20_body" style:list-style-name="L16">
      <style:text-properties fo:font-size="18pt" officeooo:paragraph-rsid="0003541f" style:font-size-asian="18pt" style:font-size-complex="18pt"/>
    </style:style>
    <style:style style:name="P19" style:family="paragraph" style:parent-style-name="Text_20_body" style:list-style-name="L17">
      <style:text-properties fo:font-size="18pt" officeooo:paragraph-rsid="0003541f" style:font-size-asian="18pt" style:font-size-complex="18pt"/>
    </style:style>
    <style:style style:name="P20" style:family="paragraph" style:parent-style-name="Text_20_body" style:list-style-name="L18">
      <style:text-properties fo:font-size="18pt" officeooo:paragraph-rsid="0003541f" style:font-size-asian="18pt" style:font-size-complex="18pt"/>
    </style:style>
    <style:style style:name="P21" style:family="paragraph" style:parent-style-name="Text_20_body" style:list-style-name="L19">
      <style:text-properties fo:font-size="18pt" officeooo:paragraph-rsid="0003541f" style:font-size-asian="18pt" style:font-size-complex="18pt"/>
    </style:style>
    <style:style style:name="P22" style:family="paragraph" style:parent-style-name="Text_20_body" style:list-style-name="L20">
      <style:text-properties fo:font-size="18pt" officeooo:paragraph-rsid="0003541f" style:font-size-asian="18pt" style:font-size-complex="18pt"/>
    </style:style>
    <style:style style:name="P23" style:family="paragraph" style:parent-style-name="Text_20_body" style:list-style-name="L21">
      <style:text-properties fo:font-size="18pt" officeooo:paragraph-rsid="0003541f" style:font-size-asian="18pt" style:font-size-complex="18pt"/>
    </style:style>
    <style:style style:name="P24" style:family="paragraph" style:parent-style-name="Text_20_body" style:list-style-name="L22">
      <style:text-properties fo:font-size="18pt" officeooo:paragraph-rsid="0003541f" style:font-size-asian="18pt" style:font-size-complex="18pt"/>
    </style:style>
    <style:style style:name="P25" style:family="paragraph" style:parent-style-name="Text_20_body" style:list-style-name="L23">
      <style:text-properties fo:font-size="18pt" officeooo:paragraph-rsid="0003541f" style:font-size-asian="18pt" style:font-size-complex="18pt"/>
    </style:style>
    <style:style style:name="P26" style:family="paragraph" style:parent-style-name="Text_20_body" style:list-style-name="L24">
      <style:text-properties fo:font-size="18pt" officeooo:paragraph-rsid="0003541f" style:font-size-asian="18pt" style:font-size-complex="18pt"/>
    </style:style>
    <style:style style:name="P27" style:family="paragraph" style:parent-style-name="Text_20_body" style:list-style-name="L25">
      <style:text-properties fo:font-size="18pt" officeooo:paragraph-rsid="0003541f" style:font-size-asian="18pt" style:font-size-complex="18pt"/>
    </style:style>
    <style:style style:name="P28" style:family="paragraph" style:parent-style-name="Text_20_body" style:list-style-name="L26">
      <style:text-properties fo:font-size="18pt" officeooo:paragraph-rsid="0003541f" style:font-size-asian="18pt" style:font-size-complex="18pt"/>
    </style:style>
    <style:style style:name="P29" style:family="paragraph" style:parent-style-name="Text_20_body" style:list-style-name="L27">
      <style:text-properties fo:font-size="18pt" officeooo:paragraph-rsid="0003541f" style:font-size-asian="18pt" style:font-size-complex="18pt"/>
    </style:style>
    <style:style style:name="P30" style:family="paragraph" style:parent-style-name="Text_20_body" style:list-style-name="L28">
      <style:text-properties fo:font-size="18pt" officeooo:paragraph-rsid="0003541f" style:font-size-asian="18pt" style:font-size-complex="18pt"/>
    </style:style>
    <style:style style:name="P31" style:family="paragraph" style:parent-style-name="Text_20_body" style:list-style-name="L29">
      <style:text-properties fo:font-size="18pt" officeooo:paragraph-rsid="0003541f" style:font-size-asian="18pt" style:font-size-complex="18pt"/>
    </style:style>
    <style:style style:name="P32" style:family="paragraph" style:parent-style-name="Text_20_body" style:list-style-name="L1">
      <style:paragraph-properties>
        <style:tab-stops>
          <style:tab-stop style:position="7.805cm"/>
        </style:tab-stops>
      </style:paragraph-properties>
      <style:text-properties fo:font-size="18pt" officeooo:paragraph-rsid="0003541f" style:font-size-asian="18pt" style:font-size-complex="18pt"/>
    </style:style>
    <style:style style:name="P33" style:family="paragraph" style:parent-style-name="Text_20_body" style:list-style-name="L1">
      <style:paragraph-properties>
        <style:tab-stops>
          <style:tab-stop style:position="7.805cm"/>
        </style:tab-stops>
      </style:paragraph-properties>
      <style:text-properties fo:color="#ce181e" fo:font-size="18pt" officeooo:paragraph-rsid="0003541f" style:font-size-asian="18pt" style:font-size-complex="18pt"/>
    </style:style>
    <style:style style:name="P34" style:family="paragraph" style:parent-style-name="Text_20_body" style:list-style-name="L1">
      <style:text-properties fo:color="#ce181e" fo:font-size="18pt" officeooo:paragraph-rsid="0003541f" style:font-size-asian="18pt" style:font-size-complex="18pt"/>
    </style:style>
    <style:style style:name="P35" style:family="paragraph" style:parent-style-name="Text_20_body" style:list-style-name="L1">
      <style:text-properties fo:color="#000000" fo:font-size="18pt" officeooo:paragraph-rsid="0003541f" style:font-size-asian="18pt" style:font-size-complex="18pt"/>
    </style:style>
    <style:style style:name="P36" style:family="paragraph" style:parent-style-name="Text_20_body" style:list-style-name="L1">
      <style:text-properties fo:color="#ed1c24" fo:font-size="18pt" officeooo:paragraph-rsid="0003541f" style:font-size-asian="18pt" style:font-size-complex="18pt"/>
    </style:style>
    <style:style style:name="P37" style:family="paragraph" style:parent-style-name="Text_20_body" style:list-style-name="L2">
      <style:text-properties fo:color="#ed1c24" fo:font-size="18pt" officeooo:paragraph-rsid="0003541f" style:font-size-asian="18pt" style:font-size-complex="18pt"/>
    </style:style>
    <style:style style:name="P38" style:family="paragraph" style:parent-style-name="Text_20_body" style:list-style-name="L3">
      <style:text-properties fo:color="#ed1c24" fo:font-size="18pt" officeooo:paragraph-rsid="0003541f" style:font-size-asian="18pt" style:font-size-complex="18pt"/>
    </style:style>
    <style:style style:name="P39" style:family="paragraph" style:parent-style-name="Text_20_body" style:list-style-name="L4">
      <style:text-properties fo:color="#ed1c24" fo:font-size="18pt" officeooo:paragraph-rsid="0003541f" style:font-size-asian="18pt" style:font-size-complex="18pt"/>
    </style:style>
    <style:style style:name="P40" style:family="paragraph" style:parent-style-name="Text_20_body" style:list-style-name="L5">
      <style:text-properties fo:color="#ed1c24" fo:font-size="18pt" officeooo:paragraph-rsid="0003541f" style:font-size-asian="18pt" style:font-size-complex="18pt"/>
    </style:style>
    <style:style style:name="T1" style:family="text">
      <style:text-properties officeooo:rsid="0003541f"/>
    </style:style>
    <style:style style:name="T2" style:family="text">
      <style:text-properties fo:color="#ce181e"/>
    </style:style>
    <style:style style:name="T3" style:family="text">
      <style:text-properties fo:color="#ed1c24"/>
    </style:style>
    <style:style style:name="T4" style:family="text">
      <style:text-properties fo:color="#ed1c24" officeooo:rsid="0003541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3141346314" text:style-name="L1">
        <text:list-item>
          <text:p text:style-name="P33">What is C programming? </text:p>
          <text:p text:style-name="P32">C is a high-level, general-purpose programming language that is widely used in the development of operating systems, compilers, and other system software.</text:p>
        </text:list-item>
        <text:list-item>
          <text:p text:style-name="P34">What are the advantages of C programming language? </text:p>
          <text:p text:style-name="P3">The advantages of C programming language are its speed, efficiency, and low-level memory access.</text:p>
        </text:list-item>
        <text:list-item>
          <text:p text:style-name="P34">What is a keyword in C?</text:p>
          <text:p text:style-name="P3"><text:s/>A keyword is a reserved word in C that has a special meaning and cannot be used as an identifier.</text:p>
        </text:list-item>
        <text:list-item>
          <text:p text:style-name="P34">What is a token in C? </text:p>
          <text:p text:style-name="P3">A token is a sequence of characters in C that is treated as a single unit by the compiler.</text:p>
        </text:list-item>
        <text:list-item>
          <text:p text:style-name="P34">What is a data type in C? </text:p>
          <text:p text:style-name="P3">A data type is a classification of data in C that determines the kind of operations that can be performed on the data.</text:p>
        </text:list-item>
        <text:list-item>
          <text:p text:style-name="P34">What are the basic data types in C?</text:p>
          <text:p text:style-name="P3"><text:s/>The basic data types in C are int, float, double, char, and void.</text:p>
        </text:list-item>
        <text:list-item>
          <text:p text:style-name="P34">What is a variable in C? </text:p>
          <text:p text:style-name="P3">A variable is a named storage location in memory that holds a value of a particular data type.</text:p>
        </text:list-item>
        <text:list-item>
          <text:p text:style-name="P3"><text:span text:style-name="T2">What is a constant in C?</text:span> </text:p>
          <text:p text:style-name="P3">A constant is a value that cannot be changed during program execution.</text:p>
        </text:list-item>
        <text:list-item>
          <text:p text:style-name="P34"><text:soft-page-break/>What is a function in C? </text:p>
          <text:p text:style-name="P3">A function is a block of code that performs a specific task and can be called from other parts of a program.</text:p>
        </text:list-item>
        <text:list-item>
          <text:p text:style-name="P34">What is a pointer in C? </text:p>
          <text:p text:style-name="P3">A pointer is a variable that holds the address of another variable in memory.</text:p>
        </text:list-item>
        <text:list-item>
          <text:p text:style-name="P34">What is a structure in C?</text:p>
          <text:p text:style-name="P3"><text:s/>A structure is a collection of variables of different data types that are grouped together under a single name.</text:p>
        </text:list-item>
        <text:list-item>
          <text:p text:style-name="P34">What is a union in C? </text:p>
          <text:p text:style-name="P3">A union is a data type that allows different variables to be stored in the same memory location.</text:p>
        </text:list-item>
        <text:list-item>
          <text:p text:style-name="P34">What is an array in C? </text:p>
          <text:p text:style-name="P3">An array is a collection of variables of the same data type that are stored in contiguous memory locations.</text:p>
        </text:list-item>
        <text:list-item>
          <text:p text:style-name="P34">What is a file in C? </text:p>
          <text:p text:style-name="P3">A file is a collection of data that is stored on a disk or other permanent storage medium.</text:p>
        </text:list-item>
        <text:list-item>
          <text:p text:style-name="P34">What is an expression in C? </text:p>
          <text:p text:style-name="P3">An expression is a combination of variables, operators, and function calls that evaluates to a value.</text:p>
        </text:list-item>
        <text:list-item>
          <text:p text:style-name="P34">What is a statement in C? </text:p>
          <text:p text:style-name="P35">A statement is a single executable instruction in a C program.</text:p>
        </text:list-item>
        <text:list-item>
          <text:p text:style-name="P36">What is the syntax of a C program? </text:p>
          <text:p text:style-name="P3"><text:soft-page-break/>A C program consists of a series of statements, each of which ends with a semicolon.</text:p>
        </text:list-item>
        <text:list-item>
          <text:p text:style-name="P36">What is a conditional statement in C?</text:p>
          <text:p text:style-name="P3"><text:s/>A conditional statement is a statement that executes different code depending on the value of a Boolean expression.</text:p>
        </text:list-item>
        <text:list-item>
          <text:p text:style-name="P36">What is a loop in C? </text:p>
          <text:p text:style-name="P3">A loop is a statement that executes a block of code repeatedly until a certain condition is met.</text:p>
        </text:list-item>
        <text:list-item>
          <text:p text:style-name="P36">What is the syntax of a for loop in C? </text:p>
          <text:p text:style-name="P3">The syntax of a for loop in C is:</text:p>
        </text:list-item>
      </text:list>
      <text:p text:style-name="P2">for (initialization; condition; increment/decrement) { // code to be executed }</text:p>
      <text:list xml:id="list1368352579" text:style-name="L2">
        <text:list-item>
          <text:p text:style-name="P37">What is the syntax of a while loop in C? </text:p>
          <text:p text:style-name="P4">The syntax of a while loop in C is:</text:p>
        </text:list-item>
      </text:list>
      <text:p text:style-name="P2">while (condition) { // code to be executed }</text:p>
      <text:list xml:id="list3446489180" text:style-name="L3">
        <text:list-item>
          <text:p text:style-name="P38">What is the syntax of a do-while loop in C? </text:p>
          <text:p text:style-name="P5">The syntax of a do-while loop in C is:</text:p>
        </text:list-item>
      </text:list>
      <text:p text:style-name="P2">do { // code to be executed } while (condition);</text:p>
      <text:list xml:id="list1538743816" text:style-name="L4">
        <text:list-item>
          <text:p text:style-name="P39">What is a switch statement in C? </text:p>
          <text:p text:style-name="P6">A switch statement is a statement that executes different code depending on the value of an integer expression.</text:p>
        </text:list-item>
        <text:list-item>
          <text:p text:style-name="P39">What is a function prototype in C? </text:p>
          <text:p text:style-name="P6">A function prototype is a declaration of a function that specifies its name, return type, and parameter list.</text:p>
        </text:list-item>
        <text:list-item>
          <text:p text:style-name="P39">What is recursion in C? </text:p>
          <text:p text:style-name="P6"><text:soft-page-break/>Recursion is a technique in which a function calls itself to solve a problem.</text:p>
        </text:list-item>
      </text:list>
      <text:list xml:id="list2298409730" text:style-name="L5">
        <text:list-item>
          <text:p text:style-name="P40">What is a macro in C? </text:p>
          <text:p text:style-name="P8">A macro is a preprocessor directive that defines a symbolic name or expression that is replaced by the preprocessor before the compilation of the program.</text:p>
        </text:list-item>
        <text:list-item>
          <text:p text:style-name="P40">What is a header file in C? </text:p>
          <text:p text:style-name="P8">A header file is a file that contains declarations of functions, variables, and constants that are used in a C program.</text:p>
        </text:list-item>
        <text:list-item>
          <text:p text:style-name="P40">What is a preprocessor directive in C? </text:p>
          <text:p text:style-name="P8">A preprocessor directive is a statement that is processed by the preprocessor before the compilation of the program.</text:p>
        </text:list-item>
        <text:list-item>
          <text:p text:style-name="P40">What is a #define directive in C? </text:p>
          <text:p text:style-name="P8">A #define directive is a preprocessor directive that defines a symbolic name or expression.</text:p>
        </text:list-item>
        <text:list-item>
          <text:p text:style-name="P40">What is a conditional compilation directive in C? </text:p>
          <text:p text:style-name="P8">A conditional compilation directive is a preprocessor directive that controls the compilation of code based on the value of a predefined macro.</text:p>
        </text:list-item>
        <text:list-item>
          <text:p text:style-name="P40">What is the difference between a while loop and a do-while loop in C? </text:p>
          <text:p text:style-name="P8">A while loop executes its code block zero or more times, while a do-while loop executes its code block at least once.</text:p>
        </text:list-item>
        <text:list-item>
          <text:p text:style-name="P40">What is the difference between a for loop and a while loop in C? </text:p>
          <text:p text:style-name="P8"><text:soft-page-break/>A for loop is used when the number of iterations is known in advance, while a while loop is used when the number of iterations is not known in advance.</text:p>
        </text:list-item>
        <text:list-item>
          <text:p text:style-name="P7"><text:span text:style-name="T3">What is the difference between a structure and a union in C?</text:span> A structure is a collection of variables of different data types that are grouped together under a single name, while a union is a data type that allows different variables to be stored in the same memory location.</text:p>
        </text:list-item>
        <text:list-item>
          <text:p text:style-name="P40">What is the difference between a static variable and a global variable in C? </text:p>
          <text:p text:style-name="P8">A static variable is a variable that retains its value between function calls, while a global variable is a variable that is visible to all functions in the program.</text:p>
        </text:list-item>
        <text:list-item>
          <text:p text:style-name="P40">What is the difference between a function call by value and a function call by reference in C?</text:p>
          <text:p text:style-name="P8"><text:s/>A function call by value passes the value of a variable to a function, while a function call by reference passes the address of a variable to a function.</text:p>
        </text:list-item>
        <text:list-item>
          <text:p text:style-name="P8">W<text:span text:style-name="T3">hat is the difference between a local variable and a global variable in C?</text:span></text:p>
          <text:p text:style-name="P8"><text:s/>A local variable is a variable that is declared inside a function and is only visible within that function, while a global variable is a variable that is declared outside of any function and is visible to all functions in the program.</text:p>
        </text:list-item>
        <text:list-item>
          <text:p text:style-name="P7"><text:span text:style-name="T3">What is the difference between a pointer and an array in C?</text:span> A pointer is a variable that holds the address of another variable in memory, while an array is a collection of variables <text:soft-page-break/>of the same data type that are stored in contiguous memory locations.</text:p>
        </text:list-item>
        <text:list-item>
          <text:p text:style-name="P40">What is the difference between a function definition and a function declaration in C? </text:p>
          <text:p text:style-name="P8">A function definition contains the code that defines the function, while a function declaration only specifies the name, return type, and parameter list of the function.</text:p>
        </text:list-item>
        <text:list-item>
          <text:p text:style-name="P40">What is the difference between a bitwise AND operator and a logical AND operator in C?</text:p>
          <text:p text:style-name="P8"><text:s/>A bitwise AND operator (&amp;) performs a bitwise AND operation on two operands, while a logical AND operator (&amp;&amp;) performs a logical AND operation on two operands.</text:p>
        </text:list-item>
        <text:list-item>
          <text:p text:style-name="P40">What is the difference between a bitwise OR operator and a logical OR operator in C?</text:p>
          <text:p text:style-name="P8"><text:s/>A bitwise OR operator (|) performs a bitwise OR operation on two operands, while a logical OR operator (||) performs a logical OR operation on two operands.</text:p>
        </text:list-item>
        <text:list-item>
          <text:p text:style-name="P40">What is the difference between a bitwise XOR operator and a logical XOR operator in C?</text:p>
          <text:p text:style-name="P8"><text:s/>A bitwise XOR operator (^) performs a bitwise XOR operation on two operands, while a logical XOR operator is not available in C.</text:p>
        </text:list-item>
        <text:list-item>
          <text:p text:style-name="P8">W<text:span text:style-name="T3">hat is the difference between a bitwise complement operator and a logical complement operator in C? </text:span></text:p>
          <text:p text:style-name="P8">A bitwise complement operator (~) performs a bitwise complement operation on an operand, while a logical complement operator (!) performs a logical complement</text:p>
        </text:list-item>
      </text:list>
      <text:list xml:id="list3196386279" text:style-name="L6">
        <text:list-header>
          <text:p text:style-name="P9"><text:soft-page-break/><text:span text:style-name="T1">43.</text:span><text:span text:style-name="T3">What is the difference between a signed and an unsigned integer in C? </text:span></text:p>
          <text:p text:style-name="P9">A signed integer can hold both positive and negative values, while an unsigned integer can only hold non-negative values.</text:p>
          <text:p text:style-name="P9"><text:span text:style-name="T1">44.</text:span><text:span text:style-name="T3">What is a pointer in C? </text:span></text:p>
          <text:p text:style-name="P9">A pointer is a variable that holds the memory address of another variable.</text:p>
        </text:list-header>
      </text:list>
      <text:list xml:id="list4010943152" text:style-name="L8">
        <text:list-header>
          <text:p text:style-name="P10"><text:span text:style-name="T1">45.</text:span><text:span text:style-name="T3">What is a NULL pointer in C?</text:span></text:p>
          <text:p text:style-name="P10"><text:s/>A NULL pointer is a pointer that does not point to any valid memory location.</text:p>
        </text:list-header>
      </text:list>
      <text:list xml:id="list757715958" text:style-name="L9">
        <text:list-header>
          <text:p text:style-name="P11"><text:span text:style-name="T1">46.</text:span><text:span text:style-name="T3">What is a function pointer in C? </text:span></text:p>
          <text:p text:style-name="P11">A function pointer is a pointer that points to the address of a function.</text:p>
        </text:list-header>
      </text:list>
      <text:list xml:id="list3754159651" text:style-name="L10">
        <text:list-header>
          <text:p text:style-name="P12"><text:span text:style-name="T1">47.</text:span><text:span text:style-name="T3">What is a dynamic memory allocation in C?</text:span> </text:p>
          <text:p text:style-name="P12">Dynamic memory allocation is a feature in C that allows a program to allocate memory dynamically during runtime using functions such as malloc() and free().</text:p>
        </text:list-header>
      </text:list>
      <text:list xml:id="list260795695" text:style-name="L11">
        <text:list-header>
          <text:p text:style-name="P13"><text:span text:style-name="T1">48</text:span><text:span text:style-name="T4">.</text:span><text:span text:style-name="T3">What is a memory leak in C?</text:span> </text:p>
          <text:p text:style-name="P13">A memory leak occurs when a program fails to release dynamically allocated memory after it is no longer needed.</text:p>
        </text:list-header>
      </text:list>
      <text:list xml:id="list943180602" text:style-name="L12">
        <text:list-header>
          <text:p text:style-name="P14"><text:span text:style-name="T1">49</text:span><text:span text:style-name="T4">.</text:span><text:span text:style-name="T3">What is a segmentation fault in C? </text:span></text:p>
          <text:p text:style-name="P14">A segmentation fault occurs when a program attempts to access memory that it is not allowed to access.</text:p>
        </text:list-header>
      </text:list>
      <text:list xml:id="list1121422403" text:style-name="L13">
        <text:list-header>
          <text:p text:style-name="P15"><text:span text:style-name="T1">50.</text:span><text:span text:style-name="T3">What is a dangling pointer in C? </text:span></text:p>
          <text:p text:style-name="P15">A dangling pointer is a pointer that points to a memory location that has been deallocated or freed.</text:p>
        </text:list-header>
      </text:list>
      <text:list xml:id="list2276499007" text:style-name="L14">
        <text:list-header>
          <text:p text:style-name="P16"><text:soft-page-break/><text:span text:style-name="T1">51</text:span><text:span text:style-name="T4">.</text:span><text:span text:style-name="T3">What is a structure in C?</text:span></text:p>
          <text:p text:style-name="P16"><text:s/>A structure is a collection of variables of different data types that are grouped together under a single name.</text:p>
        </text:list-header>
      </text:list>
      <text:list xml:id="list3837393921" text:style-name="L15">
        <text:list-header>
          <text:p text:style-name="P17"><text:span text:style-name="T1">52</text:span><text:span text:style-name="T4">.</text:span><text:span text:style-name="T3">What is a union in C?</text:span></text:p>
          <text:p text:style-name="P17"><text:s/>A union is a data type that allows different variables to be stored in the same memory location.</text:p>
        </text:list-header>
      </text:list>
      <text:list xml:id="list3826485116" text:style-name="L16">
        <text:list-header>
          <text:p text:style-name="P18"><text:span text:style-name="T1">53.</text:span><text:span text:style-name="T3">What is a typedef in C? </text:span></text:p>
          <text:p text:style-name="P18">A typedef is a keyword in C that is used to define a new data type.</text:p>
        </text:list-header>
      </text:list>
      <text:list xml:id="list861964696" text:style-name="L17">
        <text:list-header>
          <text:p text:style-name="P19"><text:span text:style-name="T1">54.</text:span><text:span text:style-name="T3">What is a static variable in C? </text:span></text:p>
          <text:p text:style-name="P19">A static variable is a variable that retains its value between function calls.</text:p>
        </text:list-header>
      </text:list>
      <text:list xml:id="list3864243007" text:style-name="L18">
        <text:list-header>
          <text:p text:style-name="P20"><text:span text:style-name="T1">55.</text:span><text:span text:style-name="T3">What is recursion in C? </text:span></text:p>
          <text:p text:style-name="P20">Recursion is a programming technique in which a function calls itself.</text:p>
        </text:list-header>
      </text:list>
      <text:list xml:id="list1411618085" text:style-name="L19">
        <text:list-header>
          <text:p text:style-name="P21"><text:span text:style-name="T1">56.</text:span><text:span text:style-name="T3">What is a stack in C?</text:span></text:p>
          <text:p text:style-name="P21"><text:s/>A stack is a data structure in C that operates on a "last-in, first-out" (LIFO) basis.</text:p>
        </text:list-header>
      </text:list>
      <text:list xml:id="list2176707927" text:style-name="L20">
        <text:list-header>
          <text:p text:style-name="P22"><text:span text:style-name="T1">57.</text:span><text:span text:style-name="T3">What is a queue in C? </text:span></text:p>
          <text:p text:style-name="P22">A queue is a data structure in C that operates on a "first-in, first-out" (FIFO) basis.</text:p>
        </text:list-header>
      </text:list>
      <text:list xml:id="list1918837726" text:style-name="L21">
        <text:list-header>
          <text:p text:style-name="P23"><text:span text:style-name="T1">58.</text:span><text:span text:style-name="T3">What is a linked list in C? </text:span></text:p>
          <text:p text:style-name="P23">A linked list is a data structure in C that consists of a sequence of nodes, where each node contains a data element and a pointer to the next node.</text:p>
        </text:list-header>
      </text:list>
      <text:list xml:id="list390647405" text:style-name="L22">
        <text:list-header>
          <text:p text:style-name="P24"><text:span text:style-name="T1">59.</text:span><text:span text:style-name="T3">What is a binary tree in C? </text:span></text:p>
          <text:p text:style-name="P24"><text:soft-page-break/>A binary tree is a data structure in C that consists of nodes, where each node has at most two child nodes.</text:p>
        </text:list-header>
      </text:list>
      <text:list xml:id="list46386989" text:style-name="L23">
        <text:list-header>
          <text:p text:style-name="P25"><text:span text:style-name="T1">60.</text:span><text:span text:style-name="T3">What is a heap in C?</text:span></text:p>
          <text:p text:style-name="P25"><text:s/>A heap is a data structure in C that is used for dynamic memory allocation.</text:p>
        </text:list-header>
      </text:list>
      <text:list xml:id="list2027045500" text:style-name="L24">
        <text:list-header>
          <text:p text:style-name="P26"><text:span text:style-name="T1">61.</text:span><text:span text:style-name="T3">What is a bubble sort in C?</text:span></text:p>
          <text:p text:style-name="P26"><text:s/>Bubble sort is a sorting algorithm in C that repeatedly swaps adjacent elements if they are in the wrong order.</text:p>
        </text:list-header>
      </text:list>
      <text:list xml:id="list113509863" text:style-name="L25">
        <text:list-header>
          <text:p text:style-name="P27"><text:span text:style-name="T1">62.</text:span><text:span text:style-name="T3">What is a selection sort in C?</text:span></text:p>
          <text:p text:style-name="P27"><text:s/>Selection sort is a sorting algorithm in C that selects the smallest element from an unsorted list and places it at the beginning of the list.</text:p>
        </text:list-header>
      </text:list>
      <text:list xml:id="list748158283" text:style-name="L26">
        <text:list-header>
          <text:p text:style-name="P28"><text:span text:style-name="T1">63</text:span><text:span text:style-name="T4">.</text:span><text:span text:style-name="T3">What is an insertion sort in C? </text:span></text:p>
          <text:p text:style-name="P28">Insertion sort is a sorting algorithm in C that iterates through an array, inserting each element into its proper position in a sorted subarray.</text:p>
        </text:list-header>
      </text:list>
      <text:list xml:id="list1802531148" text:style-name="L27">
        <text:list-header>
          <text:p text:style-name="P29"><text:span text:style-name="T1">64.</text:span><text:span text:style-name="T3">What is a quicksort in C? </text:span></text:p>
          <text:p text:style-name="P29">Quicksort is a sorting algorithm in C that works by selecting a "pivot" element and partitioning the array around the pivot, recursively sorting each partition.</text:p>
        </text:list-header>
      </text:list>
      <text:list xml:id="list708085524" text:style-name="L28">
        <text:list-header>
          <text:p text:style-name="P30"><text:span text:style-name="T1">65.</text:span><text:span text:style-name="T3">What is a mergesort in C?</text:span></text:p>
          <text:p text:style-name="P30"><text:s/>Mergesort is a sorting algorithm in C that works by dividing an array into two halves, sorting each half recursively, and then merging the two sorted halves.</text:p>
        </text:list-header>
      </text:list>
      <text:list xml:id="list3232438176" text:style-name="L29">
        <text:list-header>
          <text:p text:style-name="P31"><text:span text:style-name="T1">66.</text:span>W<text:span text:style-name="T3">hat is a binary search in C?</text:span></text:p>
          <text:p text:style-name="P31"><text:soft-page-break/><text:s/>Binary search is a searching algorithm in C that works by dividing a sorted array in half and comparing the middle element to the target value</text:p>
          <text:p text:style-name="P31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1:07:19.460262550</meta:creation-date>
    <dc:date>2023-03-09T11:20:43.812823890</dc:date>
    <meta:editing-duration>PT2M3S</meta:editing-duration>
    <meta:editing-cycles>1</meta:editing-cycles>
    <meta:document-statistic meta:table-count="0" meta:image-count="0" meta:object-count="0" meta:page-count="10" meta:paragraph-count="134" meta:word-count="1987" meta:character-count="10433" meta:non-whitespace-character-count="8606"/>
    <meta:generator>LibreOffice/6.0.7.3$Linux_X86_64 LibreOffice_project/00m0$Build-3</meta:generator>
  </office:meta>
</office:document-meta>
</file>